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ights – Developer guide</text:p>
      <text:p text:style-name="P1"/>
      <text:p text:style-name="P1"/>
      <text:p text:style-name="P2">1. Основни права. Основните права са create/modify/read/delete. Тяхната проверка се прави атоматично от PermissionsManager-a. Бизнес-методите се проверяват преди извикването, дали се отнасят за някоя от операциите, и така да не се допусне извикване изобщо. Определянето на това кой метод с коя операция е свързан става по два начина:</text:p>
      <text:list text:style-name="L1">
        <text:list-item>
          <text:list>
            <text:list-item>
              <text:p text:style-name="P3">Анотации. Методът на Remote интерфейса се анотира с @Create/@Modify/@Read/@Delete. </text:p>
            </text:list-item>
            <text:list-item>
              <text:p text:style-name="P3">Имена следващи конвенция. newXxx = create, deleteXxx/removeXxx = delete, saveXxx = modify.</text:p>
            </text:list-item>
          </text:list>
        </text:list-item>
      </text:list>
      <text:p text:style-name="P2"/>
      <text:p text:style-name="P2">Ако методът все пак се извика, се правят проверки след неговото извикване – дали потребителят има право в/у върнатия обект / обекти, и се филтрират тези, в/у които няма.</text:p>
      <text:p text:style-name="P2"/>
      <text:p text:style-name="P2">Ако е нужно ръчно да се провери дали някой има някое от правата, се използва:</text:p>
      <text:list text:style-name="L3">
        <text:list-item>
          <text:p text:style-name="P4">на клиента – LocalSession.getRightsManager().isAllowed(DataObject obj, UserRightType rightType)</text:p>
        </text:list-item>
        <text:list-item>
          <text:p text:style-name="P4">на сървъра – rightsManager.isAllowed(същото), като rightsManager е RightsManagerLocal, <text:s/>инжектиран чрез EJB анотация</text:p>
        </text:list-item>
      </text:list>
      <text:p text:style-name="P2"/>
      <text:p text:style-name="P2">2. Специфични права. Когато е нужно някое специално право, например „има право да вижда данни от всички клонове“, се добавя съответното право в SpecialPermission енумерацията.</text:p>
      <text:p text:style-name="P6"><text:span text:style-name="T2">В SpecialPermission.properties се задава стойностa, които се показват на потребителите:</text:span></text:p>
      <text:p text:style-name="P6"><text:span text:style-name="T3">CanViewDataFromAllBranches.text=Can view data from all branches</text:span></text:p>
      <text:p text:style-name="P2"/>
      <text:p text:style-name="P2">При нужда да се направи проверка, се използва:</text:p>
      <text:list text:style-name="L4">
        <text:list-item>
          <text:p text:style-name="P5">на клиента – LocaSession.getRightsManager().isAllowed(DataObject obj, SpecialPermission permission), или същия метод, без DataObject, ако правото не се отнася за никой конкретен обект.</text:p>
        </text:list-item>
        <text:list-item>
          <text:p text:style-name="P5">на сървъра - rightsManager.isAllowed(същото), като rightsManager е RightsManagerLocal, <text:s/>инжектиран чрез EJB анотация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Bozhidar Bozhanov</meta:initial-creator>
    <meta:creation-date>2008-10-07T21:43:52</meta:creation-date>
    <dc:creator>Bozhidar Bozhanov</dc:creator>
    <dc:date>2008-10-07T22:38:09</dc:date>
    <meta:editing-cycles>5</meta:editing-cycles>
    <meta:editing-duration>PT54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27" meta:character-count="1664"/>
  </office:meta>
</office:document-meta>
</file>